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7a8c" officeooo:paragraph-rsid="00027a8c"/>
    </style:style>
    <style:style style:name="P2" style:family="paragraph" style:parent-style-name="Standard">
      <style:text-properties officeooo:rsid="0002aa47" officeooo:paragraph-rsid="0002aa47"/>
    </style:style>
    <style:style style:name="P3" style:family="paragraph" style:parent-style-name="Standard">
      <style:text-properties officeooo:rsid="00041b45" officeooo:paragraph-rsid="00041b45"/>
    </style:style>
    <style:style style:name="P4" style:family="paragraph" style:parent-style-name="Standard">
      <style:text-properties officeooo:rsid="0004a02a" officeooo:paragraph-rsid="0004a02a"/>
    </style:style>
    <style:style style:name="T1" style:family="text">
      <style:text-properties officeooo:rsid="0004a0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tests :</text:p>
      <text:p text:style-name="P1"/>
      <text:p text:style-name="P3">1</text:p>
      <text:p text:style-name="P1"/>
      <text:p text:style-name="P1">(+ 1 2)</text:p>
      <text:p text:style-name="P1"/>
      <text:p text:style-name="P1"/>
      <text:p text:style-name="P1"/>
      <text:p text:style-name="P1">((lambda (n) (+ 1 n)) 2)</text:p>
      <text:p text:style-name="P1">((lambda (n x) (+ (* n <text:s/>2) x)) 4 5) 2*4 + 5 = 13</text:p>
      <text:p text:style-name="P1"/>
      <text:p text:style-name="P1">(if 1 2 3)</text:p>
      <text:p text:style-name="P2">(if () 2 3)</text:p>
      <text:p text:style-name="P1"/>
      <text:p text:style-name="P1">(progn (+ 1 2) (printenv) (+ 1 2))</text:p>
      <text:p text:style-name="P1"/>
      <text:p text:style-name="P1">(printenv)</text:p>
      <text:p text:style-name="P1"/>
      <text:p text:style-name="P1"/>
      <text:p text:style-name="P1"/>
      <text:p text:style-name="P1"/>
      <text:p text:style-name="P1"/>
      <text:p text:style-name="P3">Menu démo n°1</text:p>
      <text:p text:style-name="P3">Maxime Bridoux – Victor Careil – Antoine Gonon</text:p>
      <text:p text:style-name="P3"/>
      <text:p text:style-name="P3">Test n°1 : Input</text:p>
      <text:p text:style-name="P3"/>
      <text:p text:style-name="P3"><text:tab/><text:span text:style-name="T1">On teste la bonne reconnaissance des différents types par le parseur.</text:span></text:p>
      <text:p text:style-name="P3"/>
      <text:p text:style-name="P3">Test n°2 : Sous-routines</text:p>
      <text:p text:style-name="P3"/>
      <text:p text:style-name="P3"><text:tab/><text:span text:style-name="T1">On teste les différentes sous-routines implémentées : +, -, *, /</text:span></text:p>
      <text:p text:style-name="P3"/>
      <text:p text:style-name="P3">Test n°3 : <text:span text:style-name="T1">Mots-clés</text:span></text:p>
      <text:p text:style-name="P3"/>
      <text:p text:style-name="P3"><text:tab/><text:span text:style-name="T1">On teste le bon fonctionnement des différents mots-clés du langage :</text:span></text:p>
      <text:p text:style-name="P3">- <text:span text:style-name="T1">quote : renvoie bien l’object sans évaluation. La macro « ‘ » n’est pas encore impléméntée</text:span></text:p>
      <text:p text:style-name="P3">- <text:span text:style-name="T1">if : renvoie la condition n°2 si faux, la condition n°1 sinon</text:span></text:p>
      <text:p text:style-name="P3"><text:span text:style-name="T1">- progn : exécute la suite d’instruction, ne renvoie que la dernière</text:span></text:p>
      <text:p text:style-name="P3">- <text:span text:style-name="T1">lambda : permet le lambda-calcul</text:span></text:p>
      <text:p text:style-name="P4"/>
      <text:p text:style-name="P4">Test n°4: Environnement</text:p>
      <text:p text:style-name="P4">- printenv : affiche l’environnement courant. Compatible avec « progn ».</text:p>
      <text:p text:style-name="P4"><text:tab/>« setq » n’est pas encore complétement fonctionne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5:29:17.340647389</meta:creation-date>
    <dc:date>2018-02-22T15:55:34.543205418</dc:date>
    <meta:editing-duration>PT15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70" meta:character-count="889" meta:non-whitespace-character-count="736"/>
  </office:meta>
</office:document-meta>
</file>